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Preformatted_20_Text">
      <style:text-properties fo:color="#8c8c8c" style:font-name="JetBrains Mono" fo:font-size="9.80000019073486pt" fo:font-style="italic" fo:background-color="#ffffff"/>
    </style:style>
    <style:style style:name="P4" style:family="paragraph" style:parent-style-name="Preformatted_20_Text">
      <style:text-properties fo:color="#080808" style:font-name="JetBrains Mono" fo:font-size="9.80000019073486pt" fo:background-color="#ffffff"/>
    </style:style>
    <style:style style:name="P5" style:family="paragraph" style:parent-style-name="Preformatted_20_Text" style:list-style-name="L2">
      <style:text-properties fo:color="#080808" style:font-name="JetBrains Mono" fo:font-size="9.80000019073486pt" fo:background-color="#ffffff"/>
    </style:style>
    <style:style style:name="P6" style:family="paragraph" style:parent-style-name="Preformatted_20_Text">
      <style:text-properties fo:color="#080808" fo:background-color="#ffffff"/>
    </style:style>
    <style:style style:name="P7" style:family="paragraph" style:parent-style-name="Preformatted_20_Text">
      <style:paragraph-properties fo:margin-top="0in" fo:margin-bottom="0.1965in"/>
      <style:text-properties fo:color="#080808" fo:background-color="#ffffff"/>
    </style:style>
    <style:style style:name="P8" style:family="paragraph" style:parent-style-name="Preformatted_20_Text">
      <style:paragraph-properties fo:margin-top="0in" fo:margin-bottom="0.1965in"/>
      <style:text-properties fo:color="#080808" style:font-name="JetBrains Mono" fo:font-size="9.80000019073486pt" fo:background-color="#ffffff"/>
    </style:style>
    <style:style style:name="T1" style:family="text">
      <style:text-properties style:font-name="JetBrains Mono" fo:font-size="9.80000019073486pt"/>
    </style:style>
    <style:style style:name="T2" style:family="text">
      <style:text-properties fo:color="#bcbec4" style:font-name="JetBrains Mono" fo:font-size="9.80000019073486pt" fo:background-color="#1e1f22"/>
    </style:style>
    <style:style style:name="T3" style:family="text">
      <style:text-properties fo:color="#bcbec4" style:font-name="JetBrains Mono" fo:font-size="9.80000019073486pt" fo:font-style="italic" fo:background-color="#1e1f22"/>
    </style:style>
    <style:style style:name="T4" style:family="text">
      <style:text-properties fo:color="#000080"/>
    </style:style>
    <style:style style:name="T5" style:family="text">
      <style:text-properties fo:color="#000080" style:font-name="JetBrains Mono" fo:font-size="9.80000019073486pt"/>
    </style:style>
    <style:style style:name="T6" style:family="text">
      <style:text-properties fo:color="#067d17"/>
    </style:style>
    <style:style style:name="T7" style:family="text">
      <style:text-properties fo:color="#067d17" style:font-name="JetBrains Mono" fo:font-size="9.80000019073486pt"/>
    </style:style>
    <style:style style:name="T8" style:family="text">
      <style:text-properties fo:color="#0033b3"/>
    </style:style>
    <style:style style:name="T9" style:family="text">
      <style:text-properties fo:color="#0033b3" style:font-name="JetBrains Mono" fo:font-size="9.80000019073486pt"/>
    </style:style>
    <style:style style:name="T10" style:family="text">
      <style:text-properties fo:color="#1750eb"/>
    </style:style>
    <style:style style:name="T11" style:family="text">
      <style:text-properties fo:color="#1750eb" style:font-name="JetBrains Mono" fo:font-size="9.80000019073486pt"/>
    </style:style>
    <style:style style:name="T12" style:family="text">
      <style:text-properties fo:color="#0037a6"/>
    </style:style>
    <style:style style:name="T13" style:family="text">
      <style:text-properties fo:color="#0037a6" style:font-name="JetBrains Mono" fo:font-size="9.8000001907348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1:-</text:p>
      <text:list xml:id="list3028200038185115489" text:style-name="L1">
        <text:list-item>
          <text:p text:style-name="P1">Write a program that asks the user for their age and checks if they are eligible to vote (18 years and older). Print a message based on their eligibility.</text:p>
        </text:list-item>
      </text:list>
      <text:p text:style-name="Standard"><text:s text:c="5"/></text:p>
      <text:p text:style-name="Standard"><text:span text:style-name="T3"/></text:p>
      <text:p text:style-name="P4"><text:s text:c="6"/>age = <text:span text:style-name="T4">int</text:span>(<text:span text:style-name="T4">input</text:span>(<text:span text:style-name="T6">"Enter your age: "</text:span>))</text:p>
      <text:p text:style-name="P3"><text:s text:c="6"/># Check if the user is eligible to vote</text:p>
      <text:p text:style-name="P4"><text:span text:style-name="T8"><text:s text:c="6"/>if </text:span>age &gt;= <text:span text:style-name="T10">18</text:span>:</text:p>
      <text:p text:style-name="P6"><text:s text:c="9"/><text:span text:style-name="T5">print</text:span><text:span text:style-name="T1">(</text:span><text:span text:style-name="T7">"You are eligible to vote."</text:span><text:span text:style-name="T1">)</text:span></text:p>
      <text:p text:style-name="P4"><text:span text:style-name="T8"><text:s text:c="6"/>else</text:span>:</text:p>
      <text:p text:style-name="P7"><text:s text:c="9"/><text:span text:style-name="T5">print</text:span><text:span text:style-name="T1">(</text:span><text:span text:style-name="T7">"You are not eligible to vote yet."</text:span><text:span text:style-name="T1">)</text:span></text:p>
      <text:p text:style-name="Standard"><text:span text:style-name="T2"/></text:p>
      <text:p text:style-name="Standard">OUTPUT:-</text:p>
      <text:p text:style-name="Standard">Enter your age: 19</text:p>
      <text:p text:style-name="Standard">You are eligible to vote.</text:p>
      <text:p text:style-name="Standard"/>
      <text:p text:style-name="Standard"/>
      <text:p text:style-name="Standard">QUESTION 2:-</text:p>
      <text:list xml:id="list7774402793389617559" text:style-name="L2">
        <text:list-item>
          <text:p text:style-name="P2">Write a program that takes a year as input and checks if it is a leap year or not. Print the result.</text:p>
        </text:list-item>
      </text:list>
      <text:p text:style-name="Standard"/>
      <text:list xml:id="list36868626" text:continue-numbering="true" text:style-name="L2">
        <text:list-header>
          <text:p text:style-name="P5">year = <text:span text:style-name="T4">int</text:span>(<text:span text:style-name="T4">input</text:span>(<text:span text:style-name="T6">"Enter a year: "</text:span>))</text:p>
        </text:list-header>
      </text:list>
      <text:p text:style-name="P3"><text:s text:c="6"/># Check if the year is a leap year</text:p>
      <text:p text:style-name="P4"><text:span text:style-name="T8"><text:s text:c="6"/>if </text:span>(year % <text:span text:style-name="T10">4 </text:span>== <text:span text:style-name="T10">0 </text:span><text:span text:style-name="T8">and </text:span>year % <text:span text:style-name="T10">100 </text:span>!= <text:span text:style-name="T10">0</text:span>) <text:span text:style-name="T8">or </text:span>(year % <text:span text:style-name="T10">400 </text:span>== <text:span text:style-name="T10">0</text:span>):</text:p>
      <text:p text:style-name="P6"><text:s text:c="10"/><text:span text:style-name="T5">print</text:span><text:span text:style-name="T1">(</text:span><text:span text:style-name="T7">f"</text:span><text:span text:style-name="T13">{</text:span><text:span text:style-name="T1">year</text:span><text:span text:style-name="T13">}</text:span><text:span text:style-name="T7"> is a leap year."</text:span><text:span text:style-name="T1">)</text:span></text:p>
      <text:p text:style-name="P4"><text:span text:style-name="T8"><text:s text:c="6"/>else</text:span>:</text:p>
      <text:p text:style-name="P7"><text:s text:c="10"/><text:span text:style-name="T5">print</text:span><text:span text:style-name="T1">(</text:span><text:span text:style-name="T7">f"</text:span><text:span text:style-name="T13">{</text:span><text:span text:style-name="T1">year</text:span><text:span text:style-name="T13">}</text:span><text:span text:style-name="T7"> is not a leap year."</text:span><text:span text:style-name="T1">)</text:span></text:p>
      <text:p text:style-name="P7"><text:span text:style-name="T1">OUTPUT:-</text:span></text:p>
      <text:p text:style-name="P7"><text:span text:style-name="T1">Enter a year: 2008</text:span></text:p>
      <text:p text:style-name="P7"><text:span text:style-name="T1">2008 is a leap year.</text:span></text:p>
      <text:p text:style-name="P7"><text:span text:style-name="T1"/></text:p>
      <text:p text:style-name="Standard">QUESTION 3:-</text:p>
      <text:p text:style-name="Standard">Write a program that takes a number as input and checks if it is divisible by 5. Print a message if it is divisible or not. </text:p>
      <text:p text:style-name="Standard"/>
      <text:p text:style-name="Standard"/>
      <text:p text:style-name="P4">number = <text:span text:style-name="T4">int</text:span>(<text:span text:style-name="T4">input</text:span>(<text:span text:style-name="T6">"Enter a number: "</text:span>))</text:p>
      <text:p text:style-name="P3"># Check divisibility by 5</text:p>
      <text:p text:style-name="P4"><text:span text:style-name="T8">if </text:span>number % <text:span text:style-name="T10">5 </text:span>== <text:span text:style-name="T10">0</text:span>:</text:p>
      <text:p text:style-name="P6"><text:s text:c="4"/><text:span text:style-name="T5">print</text:span><text:span text:style-name="T1">(</text:span><text:span text:style-name="T7">f"</text:span><text:span text:style-name="T13">{</text:span><text:span text:style-name="T1">number</text:span><text:span text:style-name="T13">}</text:span><text:span text:style-name="T7"> is divisible by 5."</text:span><text:span text:style-name="T1">)</text:span></text:p>
      <text:p text:style-name="P4"><text:span text:style-name="T8">else</text:span>:</text:p>
      <text:p text:style-name="P7"><text:s text:c="4"/><text:span text:style-name="T5">print</text:span><text:span text:style-name="T1">(</text:span><text:span text:style-name="T7">f"</text:span><text:span text:style-name="T13">{</text:span><text:span text:style-name="T1">number</text:span><text:span text:style-name="T13">}</text:span><text:span text:style-name="T7"> is not divisible by 5."</text:span><text:span text:style-name="T1">)</text:span></text:p>
      <text:p text:style-name="Standard">OUTPUT:-</text:p>
      <text:p text:style-name="Standard">Enter a number: 25</text:p>
      <text:p text:style-name="Standard">25 is divisible by 5.</text:p>
      <text:p text:style-name="Standard"/>
      <text:p text:style-name="Standard"/>
      <text:p text:style-name="Standard"><text:soft-page-break/></text:p>
      <text:p text:style-name="Standard">QUESTION 4:-</text:p>
      <text:p text:style-name="Standard">. Write a program that takes a character as input and checks if it is a vowel or consonant. Print the result. </text:p>
      <text:p text:style-name="Standard"/>
      <text:p text:style-name="P4">char = <text:span text:style-name="T4">input</text:span>(<text:span text:style-name="T6">"Enter a character: "</text:span>).lower()</text:p>
      <text:p text:style-name="P3"># Check if it's a vowel or consonant</text:p>
      <text:p text:style-name="P4"><text:span text:style-name="T8">if </text:span>char <text:span text:style-name="T8">in </text:span><text:span text:style-name="T6">"aeiou"</text:span>:</text:p>
      <text:p text:style-name="P6"><text:s text:c="4"/><text:span text:style-name="T5">print</text:span><text:span text:style-name="T1">(char, </text:span><text:span text:style-name="T7">"is a vowel."</text:span><text:span text:style-name="T1">)</text:span></text:p>
      <text:p text:style-name="P4"><text:span text:style-name="T8">else</text:span>:</text:p>
      <text:p text:style-name="P7"><text:s text:c="4"/><text:span text:style-name="T5">print</text:span><text:span text:style-name="T1">(char, </text:span><text:span text:style-name="T7">"is a consonant."</text:span><text:span text:style-name="T1">)</text:span></text:p>
      <text:p text:style-name="Standard">OUTPUT:-</text:p>
      <text:p text:style-name="Standard"/>
      <text:p text:style-name="Standard">Enter a character: i</text:p>
      <text:p text:style-name="Standard">i is a vowel.</text:p>
      <text:p text:style-name="Standard"/>
      <text:p text:style-name="Standard"/>
      <text:p text:style-name="Standard">QUESTION 5:-</text:p>
      <text:p text:style-name="Standard"/>
      <text:p text:style-name="Standard">Write a program that takes a password as input and checks if it is strong (at least 8 characters). Print a message based on the result. </text:p>
      <text:p text:style-name="Standard"/>
      <text:p text:style-name="P4">password = <text:span text:style-name="T4">input</text:span>(<text:span text:style-name="T6">"Enter your password: "</text:span>)</text:p>
      <text:p text:style-name="P4"><text:span text:style-name="T8">if </text:span><text:span text:style-name="T4">len</text:span>(password) &gt;= <text:span text:style-name="T10">8</text:span>:</text:p>
      <text:p text:style-name="P6"><text:s text:c="4"/><text:span text:style-name="T5">print</text:span><text:span text:style-name="T1">(</text:span><text:span text:style-name="T7">"Your password is strong."</text:span><text:span text:style-name="T1">)</text:span></text:p>
      <text:p text:style-name="P4"><text:span text:style-name="T8">else</text:span>:</text:p>
      <text:p text:style-name="P7"><text:s text:c="4"/><text:span text:style-name="T5">print</text:span><text:span text:style-name="T1">(</text:span><text:span text:style-name="T7">"Your password is too short. It should be at least 8 characters."</text:span><text:span text:style-name="T1">)</text:span></text:p>
      <text:p text:style-name="Standard"/>
      <text:p text:style-name="Standard">OUTPUT:-</text:p>
      <text:p text:style-name="Standard">Enter your password: yashwanthreddy</text:p>
      <text:p text:style-name="Standard">Your password is strong.</text:p>
      <text:p text:style-name="Standard"/>
      <text:p text:style-name="Standard"/>
      <text:p text:style-name="Standard">QUESTION 6:-</text:p>
      <text:p text:style-name="Standard">Write a program that takes a grade (A, B, C, D, F) as input and uses match-case to print a message corresponding to the grade (e.g., "Excellent" for A, "Good" for B, etc.). </text:p>
      <text:p text:style-name="Standard"/>
      <text:p text:style-name="P4">grade = <text:span text:style-name="T4">input</text:span>(<text:span text:style-name="T6">"Enter your grade (A, B, C, D, F): "</text:span>).upper()</text:p>
      <text:p text:style-name="P4"><text:span text:style-name="T8">match </text:span>grade:</text:p>
      <text:p text:style-name="P6"><text:s text:c="4"/><text:span text:style-name="T9">case </text:span><text:span text:style-name="T7">"A"</text:span><text:span text:style-name="T1">:</text:span></text:p>
      <text:p text:style-name="P6"><text:s text:c="8"/><text:span text:style-name="T5">print</text:span><text:span text:style-name="T1">(</text:span><text:span text:style-name="T7">"Excellent"</text:span><text:span text:style-name="T1">)</text:span></text:p>
      <text:p text:style-name="P6"><text:s text:c="4"/><text:span text:style-name="T9">case </text:span><text:span text:style-name="T7">"B"</text:span><text:span text:style-name="T1">:</text:span></text:p>
      <text:p text:style-name="P6"><text:s text:c="8"/><text:span text:style-name="T5">print</text:span><text:span text:style-name="T1">(</text:span><text:span text:style-name="T7">"Good"</text:span><text:span text:style-name="T1">)</text:span></text:p>
      <text:p text:style-name="P6"><text:s text:c="4"/><text:span text:style-name="T9">case </text:span><text:span text:style-name="T7">"C"</text:span><text:span text:style-name="T1">:</text:span></text:p>
      <text:p text:style-name="P6"><text:s text:c="8"/><text:span text:style-name="T5">print</text:span><text:span text:style-name="T1">(</text:span><text:span text:style-name="T7">"Average"</text:span><text:span text:style-name="T1">)</text:span></text:p>
      <text:p text:style-name="P6"><text:s text:c="4"/><text:span text:style-name="T9">case </text:span><text:span text:style-name="T7">"D"</text:span><text:span text:style-name="T1">:</text:span></text:p>
      <text:p text:style-name="P6"><text:s text:c="8"/><text:span text:style-name="T5">print</text:span><text:span text:style-name="T1">(</text:span><text:span text:style-name="T7">"Below Average"</text:span><text:span text:style-name="T1">)</text:span></text:p>
      <text:p text:style-name="P6"><text:s text:c="4"/><text:span text:style-name="T9">case </text:span><text:span text:style-name="T7">"F"</text:span><text:span text:style-name="T1">:</text:span></text:p>
      <text:p text:style-name="P6"><text:s text:c="8"/><text:span text:style-name="T5">print</text:span><text:span text:style-name="T1">(</text:span><text:span text:style-name="T7">"Fail"</text:span><text:span text:style-name="T1">)</text:span></text:p>
      <text:p text:style-name="P6"><text:s text:c="4"/><text:span text:style-name="T9">case </text:span><text:span text:style-name="T1">_:</text:span></text:p>
      <text:p text:style-name="P7"><text:s text:c="8"/><text:span text:style-name="T5">print</text:span><text:span text:style-name="T1">(</text:span><text:span text:style-name="T7">"Invalid grade entered"</text:span><text:span text:style-name="T1">)</text:span></text:p>
      <text:p text:style-name="Standard"><text:soft-page-break/><text:s/></text:p>
      <text:p text:style-name="Standard">OUTPUT:-</text:p>
      <text:p text:style-name="Standard">Enter your grade (A, B, C, D, F): D</text:p>
      <text:p text:style-name="Standard">Below Average</text:p>
      <text:p text:style-name="Standard"/>
      <text:p text:style-name="Standard"/>
      <text:p text:style-name="Standard">QUESTION 7:-</text:p>
      <text:p text:style-name="Standard"/>
      <text:p text:style-name="Standard">Write a program that takes a traffic light color (Red, Yellow, Green) as input and uses match-case to print the corresponding action (e.g., "Stop" for Red, "Wait" for Yellow, etc.). </text:p>
      <text:p text:style-name="Standard"/>
      <text:p text:style-name="P4">color = <text:span text:style-name="T4">input</text:span>(<text:span text:style-name="T6">"Enter traffic light color (Red, Yellow, Green): "</text:span>).capitalize()</text:p>
      <text:p text:style-name="P4"><text:span text:style-name="T8">match </text:span>color:</text:p>
      <text:p text:style-name="P6"><text:s text:c="4"/><text:span text:style-name="T9">case </text:span><text:span text:style-name="T7">"Red"</text:span><text:span text:style-name="T1">:</text:span></text:p>
      <text:p text:style-name="P6"><text:s text:c="8"/><text:span text:style-name="T5">print</text:span><text:span text:style-name="T1">(</text:span><text:span text:style-name="T7">"Stop"</text:span><text:span text:style-name="T1">)</text:span></text:p>
      <text:p text:style-name="P6"><text:s text:c="4"/><text:span text:style-name="T9">case </text:span><text:span text:style-name="T7">"Yellow"</text:span><text:span text:style-name="T1">:</text:span></text:p>
      <text:p text:style-name="P6"><text:s text:c="8"/><text:span text:style-name="T5">print</text:span><text:span text:style-name="T1">(</text:span><text:span text:style-name="T7">"Wait"</text:span><text:span text:style-name="T1">)</text:span></text:p>
      <text:p text:style-name="P6"><text:s text:c="4"/><text:span text:style-name="T9">case </text:span><text:span text:style-name="T7">"Green"</text:span><text:span text:style-name="T1">:</text:span></text:p>
      <text:p text:style-name="P6"><text:s text:c="8"/><text:span text:style-name="T5">print</text:span><text:span text:style-name="T1">(</text:span><text:span text:style-name="T7">"Go"</text:span><text:span text:style-name="T1">)</text:span></text:p>
      <text:p text:style-name="P6"><text:s text:c="4"/><text:span text:style-name="T9">case </text:span><text:span text:style-name="T1">_:</text:span></text:p>
      <text:p text:style-name="P7"><text:s text:c="8"/><text:span text:style-name="T5">print</text:span><text:span text:style-name="T1">(</text:span><text:span text:style-name="T7">"Invalid color entered"</text:span><text:span text:style-name="T1">)</text:span></text:p>
      <text:p text:style-name="Standard">OUTPUT:-</text:p>
      <text:p text:style-name="Standard"/>
      <text:p text:style-name="Standard">Enter traffic light color (Red, Yellow, Green): green</text:p>
      <text:p text:style-name="Standard">Go</text:p>
      <text:p text:style-name="Standard"/>
      <text:p text:style-name="Standard"/>
      <text:p text:style-name="Standard">QUESTION 8:-</text:p>
      <text:p text:style-name="Standard"/>
      <text:p text:style-name="Standard">Write a program that takes a number as input and uses a for loop to calculate its factorial. Print the result. </text:p>
      <text:p text:style-name="Standard"/>
      <text:p text:style-name="Standard"/>
      <text:p text:style-name="P4">num = <text:span text:style-name="T4">int</text:span>(<text:span text:style-name="T4">input</text:span>(<text:span text:style-name="T6">"Enter a number: "</text:span>))</text:p>
      <text:p text:style-name="P4">factorial = <text:span text:style-name="T10">1</text:span></text:p>
      <text:p text:style-name="P4"><text:span text:style-name="T8">for </text:span>i <text:span text:style-name="T8">in </text:span><text:span text:style-name="T4">range</text:span>(<text:span text:style-name="T10">1</text:span>, num + <text:span text:style-name="T10">1</text:span>):</text:p>
      <text:p text:style-name="P6"><text:s text:c="4"/><text:span text:style-name="T1">factorial *= i</text:span></text:p>
      <text:p text:style-name="P8"><text:span text:style-name="T4">print</text:span>(<text:span text:style-name="T6">f"The factorial of </text:span><text:span text:style-name="T12">{</text:span>num<text:span text:style-name="T12">}</text:span><text:span text:style-name="T6"> is </text:span><text:span text:style-name="T12">{</text:span>factorial<text:span text:style-name="T12">}</text:span><text:span text:style-name="T6">."</text:span>)</text:p>
      <text:p text:style-name="Standard"/>
      <text:p text:style-name="Standard">OUTPUT:-</text:p>
      <text:p text:style-name="Standard"/>
      <text:p text:style-name="Standard">Enter a number: 8</text:p>
      <text:p text:style-name="Standard">The factorial of 8 is 4032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QUESTION 9:-</text:p>
      <text:p text:style-name="Standard"/>
      <text:p text:style-name="Standard">9. Write a program that uses a for loop to print all even numbers between 1 and 20. </text:p>
      <text:p text:style-name="Standard"/>
      <text:p text:style-name="P4"><text:span text:style-name="T8">for </text:span>number <text:span text:style-name="T8">in </text:span><text:span text:style-name="T4">range</text:span>(<text:span text:style-name="T10">1</text:span>, <text:span text:style-name="T10">21</text:span>):</text:p>
      <text:p text:style-name="P6"><text:s text:c="4"/><text:span text:style-name="T9">if </text:span><text:span text:style-name="T1">number % </text:span><text:span text:style-name="T11">2 </text:span><text:span text:style-name="T1">== </text:span><text:span text:style-name="T11">0</text:span><text:span text:style-name="T1">: <text:s/></text:span></text:p>
      <text:p text:style-name="P7"><text:s text:c="8"/><text:span text:style-name="T5">print</text:span><text:span text:style-name="T1">(number)</text:span></text:p>
      <text:p text:style-name="Standard">OUTPUT:-</text:p>
      <text:p text:style-name="Standard"/>
      <text:p text:style-name="Standard">2</text:p>
      <text:p text:style-name="Standard">4</text:p>
      <text:p text:style-name="Standard">6</text:p>
      <text:p text:style-name="Standard">8</text:p>
      <text:p text:style-name="Standard">10</text:p>
      <text:p text:style-name="Standard">12</text:p>
      <text:p text:style-name="Standard">14</text:p>
      <text:p text:style-name="Standard">16</text:p>
      <text:p text:style-name="Standard">18</text:p>
      <text:p text:style-name="Standard">20</text:p>
      <text:p text:style-name="Standard"/>
      <text:p text:style-name="Standard"/>
      <text:p text:style-name="Standard">QUESTION 10:-</text:p>
      <text:p text:style-name="Standard"/>
      <text:p text:style-name="Standard">Write a program that uses a while loop to create a countdown timer from 10 to 0. Print each number. </text:p>
      <text:p text:style-name="Standard"/>
      <text:p text:style-name="Standard"/>
      <text:p text:style-name="P4">count = <text:span text:style-name="T10">10</text:span></text:p>
      <text:p text:style-name="P4"><text:span text:style-name="T8">while </text:span>count &gt;= <text:span text:style-name="T10">0</text:span>:</text:p>
      <text:p text:style-name="P6"><text:s text:c="4"/><text:span text:style-name="T5">print</text:span><text:span text:style-name="T1">(count)</text:span></text:p>
      <text:p text:style-name="P7"><text:s text:c="4"/><text:span text:style-name="T1">count -= </text:span><text:span text:style-name="T11">1 <text:s/></text:span></text:p>
      <text:p text:style-name="Standard">OUTPUT:-</text:p>
      <text:p text:style-name="Standard"/>
      <text:p text:style-name="Standard">10</text:p>
      <text:p text:style-name="Standard">9</text:p>
      <text:p text:style-name="Standard">8</text:p>
      <text:p text:style-name="Standard">7</text:p>
      <text:p text:style-name="Standard">6</text:p>
      <text:p text:style-name="Standard">5</text:p>
      <text:p text:style-name="Standard">4</text:p>
      <text:p text:style-name="Standard">3</text:p>
      <text:p text:style-name="Standard">2</text:p>
      <text:p text:style-name="Standard">1</text:p>
      <text:p text:style-name="Standard">0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UESTION 11:-</text:p>
      <text:p text:style-name="Standard"/>
      <text:p text:style-name="Standard">Write a program that uses a for loop to count the number of vowels in a given string. Print the count. </text:p>
      <text:p text:style-name="Standard"/>
      <text:p text:style-name="P4">text = <text:span text:style-name="T4">input</text:span>(<text:span text:style-name="T6">"Enter a string: "</text:span>).lower()</text:p>
      <text:p text:style-name="P4">vowel_count = <text:span text:style-name="T10">0</text:span></text:p>
      <text:p text:style-name="P4"><text:span text:style-name="T8">for </text:span>char <text:span text:style-name="T8">in </text:span>text:</text:p>
      <text:p text:style-name="P6"><text:s text:c="4"/><text:span text:style-name="T9">if </text:span><text:span text:style-name="T1">char </text:span><text:span text:style-name="T9">in </text:span><text:span text:style-name="T7">"aeiou"</text:span><text:span text:style-name="T1">:</text:span></text:p>
      <text:p text:style-name="P6"><text:s text:c="8"/><text:span text:style-name="T1">vowel_count += </text:span><text:span text:style-name="T11">1</text:span></text:p>
      <text:p text:style-name="P8"><text:span text:style-name="T4">print</text:span>(<text:span text:style-name="T6">f"The number of vowels in the string is: </text:span><text:span text:style-name="T12">{</text:span>vowel_count<text:span text:style-name="T12">}</text:span><text:span text:style-name="T6">"</text:span>)</text:p>
      <text:p text:style-name="P8"/>
      <text:p text:style-name="P8">OUTPUT:-</text:p>
      <text:p text:style-name="Standard">Enter a string: apple</text:p>
      <text:p text:style-name="Standard">The number of vowels in the string is: 2</text:p>
      <text:p text:style-name="Standard"/>
      <text:p text:style-name="Standard"/>
      <text:p text:style-name="Standard">QUESTION 12:-</text:p>
      <text:p text:style-name="Standard"/>
      <text:p text:style-name="Standard">. Write a program that uses a for loop to print numbers from 1 to 10, but skips printing the number 5 (use continue) and stops the loop if the number 8 is reached (use break). </text:p>
      <text:p text:style-name="Standard"/>
      <text:p text:style-name="P4"><text:span text:style-name="T8">for </text:span>number <text:span text:style-name="T8">in </text:span><text:span text:style-name="T4">range</text:span>(<text:span text:style-name="T10">1</text:span>, <text:span text:style-name="T10">11</text:span>):</text:p>
      <text:p text:style-name="P6"><text:s text:c="4"/><text:span text:style-name="T9">if </text:span><text:span text:style-name="T1">number == </text:span><text:span text:style-name="T11">5</text:span><text:span text:style-name="T1">:</text:span></text:p>
      <text:p text:style-name="P6"><text:s text:c="8"/><text:span text:style-name="T9">continue</text:span></text:p>
      <text:p text:style-name="P6"><text:span text:style-name="T8"><text:s text:c="4"/></text:span><text:span text:style-name="T9">if </text:span><text:span text:style-name="T1">number == </text:span><text:span text:style-name="T11">8</text:span><text:span text:style-name="T1">:</text:span></text:p>
      <text:p text:style-name="P6"><text:s text:c="8"/><text:span text:style-name="T9">break</text:span></text:p>
      <text:p text:style-name="P7"><text:span text:style-name="T8"><text:s text:c="4"/></text:span><text:span text:style-name="T5">print</text:span><text:span text:style-name="T1">(number)</text:span></text:p>
      <text:p text:style-name="Standard">OUTPUT:-</text:p>
      <text:p text:style-name="Standard"/>
      <text:p text:style-name="Standard">1</text:p>
      <text:p text:style-name="Standard">2</text:p>
      <text:p text:style-name="Standard">3</text:p>
      <text:p text:style-name="Standard">4</text:p>
      <text:p text:style-name="Standard">6</text:p>
      <text:p text:style-name="Standard">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24T16:16:10.85</meta:creation-date>
    <meta:document-statistic meta:table-count="0" meta:image-count="0" meta:object-count="0" meta:page-count="5" meta:paragraph-count="160" meta:word-count="768" meta:character-count="4357"/>
    <dc:date>2026-04-24T16:58:42.08</dc:date>
    <meta:editing-duration>PT12M10S</meta:editing-duration>
    <meta:editing-cycles>1</meta:editing-cycles>
    <meta:generator>OpenOffice/4.1.16$Win32 OpenOffice.org_project/4116m3$Build-9816</meta:generator>
  </office:meta>
</office:document-meta>
</file>